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DBB3E9B2C8B72049.png" manifest:media-type="image/png"/>
  <manifest:file-entry manifest:full-path="Pictures/20000007000003BA000003BA2361224D2DE152F5.svm" manifest:media-type="image/x-svm"/>
  <manifest:file-entry manifest:full-path="Pictures/1000000000000259000000CB9BDD423DF5FFED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473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graphics3" text:anchor-type="paragraph" svg:x="0in" svg:y="0.002in" svg:width="4.5in" svg:height="1.5193in" draw:z-index="0"><draw:image xlink:href="Pictures/1000000000000259000000CB9BDD423DF5FFED16.png" xlink:type="simple" xlink:show="embed" xlink:actuate="onLoad" draw:mime-type="image/png"/></draw:frame>Python Programming</text:p>
      <text:p text:style-name="P3">Part 1</text:p>
      <text:p text:style-name="P4">v0.2 (2007) <text:span text:style-name="T1">(updated 2024)</text:span></text:p>
      <text:p text:style-name="P4"><draw:frame draw:style-name="fr1" draw:name="graphics2" text:anchor-type="paragraph" svg:x="1.8839in" svg:y="0.1165in" svg:width="0.7327in" svg:height="0.7327in" draw:z-index="1"><draw:image xlink:href="Pictures/20000007000003BA000003BA2361224D2DE152F5.svm" xlink:type="simple" xlink:show="embed" xlink:actuate="onLoad" draw:mime-type="image/x-svm"/><draw:image xlink:href="Pictures/100000010000001E0000001EDBB3E9B2C8B72049.png" xlink:type="simple" xlink:show="embed" xlink:actuate="onLoad" draw:mime-type="image/png"/></draw:frame>Yihsiang Li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2 <text:s text:c="17"/><text:tab/>Frontpage</text:p>
      </style:header>
      <style:footer>
        <text:p text:style-name="MP2">©Yihsiang Liow 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Yihsiang Liow</meta:initial-creator>
    <meta:creation-date>2005-12-14T10:14:39</meta:creation-date>
    <dc:date>2024-07-01T07:34:26.747543280</dc:date>
    <dc:language>en-US</dc:language>
    <meta:editing-cycles>102</meta:editing-cycles>
    <meta:editing-duration>P2DT23H58M33S</meta:editing-duration>
    <meta:document-statistic meta:table-count="0" meta:image-count="2" meta:object-count="0" meta:page-count="1" meta:paragraph-count="6" meta:word-count="21" meta:character-count="143" meta:non-whitespace-character-count="109"/>
    <meta:user-defined meta:name="Info 1"/>
    <meta:user-defined meta:name="Info 2"/>
    <meta:user-defined meta:name="Info 3"/>
    <meta:user-defined meta:name="Info 4"/>
  </office:meta>
</office:document-meta>
</file>